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254242530464473757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495487400246135892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024457671372845341" text:style-name="L3">
        <text:list-item>
          <text:list>
            <text:list-header>
              <text:p text:style-name="P12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8"><text:soft-page-break/>Sat 4/9/16 <text:span text:style-name="T1">5 miles</text:span></text:p>
      <text:p text:style-name="P8">½ mile jog</text:p>
      <text:p text:style-name="P8">On treadmill: ½ mile in 5:00, 3 miles at 9:00/mi, ½ mile in 5:00</text:p>
      <text:p text:style-name="P8">½ mile jog</text:p>
      <text:p text:style-name="P8"/>
      <text:p text:style-name="P9">My knee is feeling considerably better. <text:s/>The 9 minute miles I have been running on a treadmill during the past 5 workouts have help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9T12:15:28.66</dc:date>
    <dc:creator>James Lombardi</dc:creator>
    <meta:editing-duration>PT14H13M31S</meta:editing-duration>
    <meta:editing-cycles>60</meta:editing-cycles>
    <meta:document-statistic meta:table-count="0" meta:image-count="0" meta:object-count="0" meta:page-count="8" meta:paragraph-count="245" meta:word-count="2605" meta:character-count="13073"/>
  </office:meta>
</office:document-meta>
</file>